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"Shinigami"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"one"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"one ego among
multiple bodies"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"Trio"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"Quartet"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"Demon Portal"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3T16:22:20+02:00</meta:creation-date>
    <dc:date>2020-04-13T16:22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